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ReaderCache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LuceneCocoonSearcherImpl.getDefaultQuer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SearcherImpl.setAnalyz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SearcherImpl.setDirectory( Directory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LuceneCocoonSearcherImpl.get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LuceneCocoonSearcherImpl.setDefaultDirectory( String defaul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Cache.createIndexReader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LuceneCocoonSearcherImpl.getDefaul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SearcherImpl.releaseIndexSearch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ReaderCache.IndexReade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LuceneCocoonSearcherImpl.setDefaultQueryparser( String defaultQuery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SearcherImpl.getDefaultSearchField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Cache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SearcherImpl.search( String query_string , String default_fie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LuceneCocoonSearcher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uceneCocoonSearcherImpl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Cache.indexReaderIsValid( Directory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ReaderCache.getIndexReader( Directory 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LuceneCocoonSearcherImpl.getDefaultQue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SearcherImpl.releaseIndexReader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LuceneCocoonSearcherImpl.setDefaultSearchFieldDefault( String defaultSearchField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SearcherImpl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LuceneCocoonSearcherImpl.setDefaultQueryDefault( String defaultQuery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ocoonSearcherImpl.search( Query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